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solid" draw:fill-color="#111111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.297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 xml:id="id3" draw:id="id3">
            <draw:custom-shape draw:style-name="gr1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1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1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1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1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1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1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1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1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1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1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1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1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1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1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1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1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3" draw:text-style-name="P1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1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3" draw:text-style-name="P1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1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" draw:text-style-name="P1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3" draw:text-style-name="P1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4" draw:text-style-name="P1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4" draw:text-style-name="P1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4" draw:text-style-name="P1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5" draw:text-style-name="P1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5" draw:text-style-name="P1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5" draw:text-style-name="P1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5" draw:text-style-name="P1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5" draw:text-style-name="P1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5" draw:text-style-name="P1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6" draw:text-style-name="P1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6" draw:text-style-name="P1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6" draw:text-style-name="P1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7" draw:text-style-name="P1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7" draw:text-style-name="P1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7" draw:text-style-name="P1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7" draw:text-style-name="P1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7" draw:text-style-name="P1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7" draw:text-style-name="P1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8" draw:text-style-name="P1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8" draw:text-style-name="P1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8" draw:text-style-name="P1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8" draw:text-style-name="P1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8" draw:text-style-name="P1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8" draw:text-style-name="P1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9" draw:text-style-name="P1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9" draw:text-style-name="P1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9" draw:text-style-name="P1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0" draw:layer="layout" svg:width="1.205cm" svg:height="1.47cm" svg:x="0.573cm" svg:y="7.674cm">
          <draw:text-box>
            <text:p>00</text:p>
          </draw:text-box>
        </draw:frame>
        <draw:frame draw:style-name="gr10" draw:layer="layout" svg:width="1.205cm" svg:height="1.47cm" svg:x="3.556cm" svg:y="3.302cm">
          <draw:text-box>
            <text:p>01</text:p>
          </draw:text-box>
        </draw:frame>
        <draw:frame draw:style-name="gr10" draw:layer="layout" svg:width="1.205cm" svg:height="1.47cm" svg:x="3.556cm" svg:y="8.69cm">
          <draw:text-box>
            <text:p>02</text:p>
          </draw:text-box>
        </draw:frame>
        <draw:frame draw:style-name="gr10" draw:layer="layout" svg:width="1.205cm" svg:height="1.47cm" svg:x="3.556cm" svg:y="12.939cm">
          <draw:text-box>
            <text:p>03</text:p>
          </draw:text-box>
        </draw:frame>
        <draw:frame draw:style-name="gr10" draw:layer="layout" svg:width="1.205cm" svg:height="1.47cm" svg:x="6.702cm" svg:y="4.626cm">
          <draw:text-box>
            <text:p>04</text:p>
          </draw:text-box>
        </draw:frame>
        <draw:frame draw:style-name="gr11" draw:layer="layout" svg:width="1.205cm" svg:height="0.962cm" svg:x="6.702cm" svg:y="8.89cm">
          <draw:text-box>
            <text:p>05</text:p>
          </draw:text-box>
        </draw:frame>
        <draw:frame draw:style-name="gr10" draw:layer="layout" svg:width="1.205cm" svg:height="1.47cm" svg:x="6.702cm" svg:y="13.447cm">
          <draw:text-box>
            <text:p>06</text:p>
          </draw:text-box>
        </draw:frame>
        <draw:frame draw:style-name="gr10" draw:layer="layout" svg:width="1.205cm" svg:height="1.47cm" svg:x="11.684cm" svg:y="8.349cm">
          <draw:text-box>
            <text:p>07</text:p>
          </draw:text-box>
        </draw:frame>
        <draw:frame draw:style-name="gr10" draw:layer="layout" svg:width="1.205cm" svg:height="1.47cm" svg:x="14.035cm" svg:y="4.626cm">
          <draw:text-box>
            <text:p>08</text:p>
          </draw:text-box>
        </draw:frame>
        <draw:frame draw:style-name="gr10" draw:layer="layout" svg:width="1.205cm" svg:height="1.47cm" svg:x="14.224cm" svg:y="8.89cm">
          <draw:text-box>
            <text:p>09</text:p>
          </draw:text-box>
        </draw:frame>
        <draw:frame draw:style-name="gr10" draw:layer="layout" svg:width="1.205cm" svg:height="1.47cm" svg:x="14.151cm" svg:y="13.05cm">
          <draw:text-box>
            <text:p>10</text:p>
          </draw:text-box>
        </draw:frame>
        <draw:frame draw:style-name="gr10" draw:layer="layout" svg:width="1.205cm" svg:height="1.47cm" svg:x="17.018cm" svg:y="4.572cm">
          <draw:text-box>
            <text:p>11</text:p>
          </draw:text-box>
        </draw:frame>
        <draw:frame draw:style-name="gr10" draw:layer="layout" svg:width="1.205cm" svg:height="1.47cm" svg:x="17.083cm" svg:y="8.944cm">
          <draw:text-box>
            <text:p>12</text:p>
          </draw:text-box>
        </draw:frame>
        <draw:frame draw:style-name="gr10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1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2" draw:layer="layout" svg:width="1.205cm" svg:height="1.47cm" svg:x="0.573cm" svg:y="7.674cm">
          <draw:text-box>
            <text:p text:style-name="P2">00</text:p>
          </draw:text-box>
        </draw:frame>
        <draw:g xml:id="id22" draw:id="id22">
          <draw:custom-shape draw:style-name="gr1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1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1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1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1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1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1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1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1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1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1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4" draw:text-style-name="P1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4" draw:text-style-name="P1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4" draw:text-style-name="P1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6" draw:text-style-name="P1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6" draw:text-style-name="P1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6" draw:text-style-name="P1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5" draw:text-style-name="P1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5" draw:text-style-name="P1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5" draw:text-style-name="P1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5" draw:text-style-name="P1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5" draw:text-style-name="P1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5" draw:text-style-name="P1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8" draw:text-style-name="P1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8" draw:text-style-name="P1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1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1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7" draw:text-style-name="P1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7" draw:text-style-name="P1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0" draw:text-style-name="P2" draw:layer="layout" svg:width="1.205cm" svg:height="1.47cm" svg:x="3.302cm" svg:y="3.488cm">
          <draw:text-box>
            <text:p text:style-name="P2">01</text:p>
          </draw:text-box>
        </draw:frame>
        <draw:frame draw:style-name="gr10" draw:text-style-name="P2" draw:layer="layout" svg:width="1.205cm" svg:height="1.47cm" svg:x="3.302cm" svg:y="7.166cm">
          <draw:text-box>
            <text:p text:style-name="P2">02</text:p>
          </draw:text-box>
        </draw:frame>
        <draw:frame draw:style-name="gr10" draw:text-style-name="P2" draw:layer="layout" svg:width="1.205cm" svg:height="1.47cm" svg:x="3.367cm" svg:y="11.23cm">
          <draw:text-box>
            <text:p text:style-name="P2">03</text:p>
          </draw:text-box>
        </draw:frame>
        <draw:frame draw:style-name="gr10" draw:text-style-name="P2" draw:layer="layout" svg:width="1.205cm" svg:height="1.47cm" svg:x="6.669cm" svg:y="3.356cm">
          <draw:text-box>
            <text:p text:style-name="P2">04</text:p>
          </draw:text-box>
        </draw:frame>
        <draw:frame draw:style-name="gr10" draw:text-style-name="P2" draw:layer="layout" svg:width="1.205cm" svg:height="1.47cm" svg:x="6.604cm" svg:y="7.166cm">
          <draw:text-box>
            <text:p text:style-name="P2">05</text:p>
          </draw:text-box>
        </draw:frame>
        <draw:frame draw:style-name="gr10" draw:text-style-name="P2" draw:layer="layout" svg:width="1.205cm" svg:height="1.47cm" svg:x="6.604cm" svg:y="11.23cm">
          <draw:text-box>
            <text:p text:style-name="P2">06</text:p>
          </draw:text-box>
        </draw:frame>
        <draw:frame draw:style-name="gr10" draw:text-style-name="P2" draw:layer="layout" svg:width="1.205cm" svg:height="1.47cm" svg:x="9.817cm" svg:y="7.112cm">
          <draw:text-box>
            <text:p text:style-name="P2">07</text:p>
          </draw:text-box>
        </draw:frame>
        <draw:frame draw:style-name="gr10" draw:text-style-name="P2" draw:layer="layout" svg:width="1.205cm" svg:height="1.47cm" svg:x="11.495cm" svg:y="3.302cm">
          <draw:text-box>
            <text:p text:style-name="P2">08</text:p>
          </draw:text-box>
        </draw:frame>
        <draw:frame draw:style-name="gr10" draw:text-style-name="P2" draw:layer="layout" svg:width="1.205cm" svg:height="1.47cm" svg:x="14.478cm" svg:y="3.302cm">
          <draw:text-box>
            <text:p text:style-name="P2">09</text:p>
          </draw:text-box>
        </draw:frame>
        <draw:connector draw:style-name="gr9" draw:text-style-name="P1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1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2" draw:layer="layout" svg:width="1.205cm" svg:height="1.47cm" svg:x="0.762cm" svg:y="7.42cm">
          <draw:text-box>
            <text:p text:style-name="P2">00</text:p>
          </draw:text-box>
        </draw:frame>
        <draw:g xml:id="id34" draw:id="id34">
          <draw:custom-shape draw:style-name="gr1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1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1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1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1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>
          <draw:custom-shape draw:style-name="gr1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" draw:text-style-name="P1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3" draw:text-style-name="P1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4" draw:text-style-name="P1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4" draw:text-style-name="P1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5" draw:text-style-name="P1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5" draw:text-style-name="P1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7" draw:text-style-name="P1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0" draw:text-style-name="P2" draw:layer="layout" svg:width="1.205cm" svg:height="1.47cm" svg:x="3.875cm" svg:y="7.366cm">
          <draw:text-box>
            <text:p text:style-name="P2">02</text:p>
          </draw:text-box>
        </draw:frame>
        <draw:frame draw:style-name="gr10" draw:text-style-name="P2" draw:layer="layout" svg:width="1.205cm" svg:height="1.47cm" svg:x="3.81cm" svg:y="3.81cm">
          <draw:text-box>
            <text:p text:style-name="P2">01</text:p>
          </draw:text-box>
        </draw:frame>
        <draw:frame draw:style-name="gr10" draw:text-style-name="P2" draw:layer="layout" svg:width="1.205cm" svg:height="1.47cm" svg:x="7.177cm" svg:y="3.81cm">
          <draw:text-box>
            <text:p text:style-name="P2">03</text:p>
          </draw:text-box>
        </draw:frame>
        <draw:frame draw:style-name="gr10" draw:text-style-name="P2" draw:layer="layout" svg:width="1.205cm" svg:height="1.47cm" svg:x="10.16cm" svg:y="3.81cm">
          <draw:text-box>
            <text:p text:style-name="P2">04</text:p>
          </draw:text-box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8" draw:id="id38">
          <draw:custom-shape draw:style-name="gr1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2" draw:layer="layout" svg:width="1.205cm" svg:height="1.47cm" svg:x="0.762cm" svg:y="7.42cm">
          <draw:text-box>
            <text:p text:style-name="P2">00</text:p>
          </draw:text-box>
        </draw:frame>
        <draw:g xml:id="id39" draw:id="id39">
          <draw:custom-shape draw:style-name="gr1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2" draw:layer="layout" svg:width="1.205cm" svg:height="1.47cm" svg:x="4.129cm" svg:y="7.42cm">
          <draw:text-box>
            <text:p text:style-name="P2">01</text:p>
          </draw:text-box>
        </draw:frame>
        <draw:path draw:style-name="gr3" draw:text-style-name="P1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4" draw:text-style-name="P1" draw:layer="layout" draw:type="curve" svg:x1="1.695cm" svg:y1="6.835cm" svg:x2="4.414cm" svg:y2="6.835cm" draw:start-shape="id38" draw:start-glue-point="1" draw:end-shape="id39" draw:end-glue-point="3" svg:d="M1695 6835h2719" svg:viewBox="0 0 2720 1">
          <text:p/>
        </draw:connector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09-20T20:24:16.399701627</dc:date>
    <meta:editing-duration>PT5H14M28S</meta:editing-duration>
    <meta:editing-cycles>6</meta:editing-cycles>
    <meta:generator>LibreOffice/4.2.3.3$Linux_X86_64 LibreOffice_project/420m0$Build-3</meta:generator>
    <meta:document-statistic meta:object-count="312"/>
  </office:meta>
</office:document-meta>
</file>